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officeooo:rsid="001eb55a" officeooo:paragraph-rsid="001eb55a"/>
    </style:style>
    <style:style style:name="P2" style:family="paragraph" style:parent-style-name="Standard">
      <style:paragraph-properties fo:line-height="200%" fo:text-align="center" style:justify-single-word="false"/>
      <style:text-properties fo:font-size="16pt" officeooo:rsid="001eb55a" officeooo:paragraph-rsid="001eb55a" style:font-size-asian="14pt" style:font-size-complex="16pt"/>
    </style:style>
    <style:style style:name="P3" style:family="paragraph" style:parent-style-name="Standard">
      <style:paragraph-properties fo:line-height="200%" fo:text-align="start" style:justify-single-word="false"/>
      <style:text-properties fo:font-size="12pt" officeooo:rsid="001eb55a" officeooo:paragraph-rsid="001eb55a" style:font-size-asian="10.5pt" style:font-size-complex="12pt"/>
    </style:style>
    <style:style style:name="P4" style:family="paragraph" style:parent-style-name="Standard">
      <style:paragraph-properties fo:line-height="200%" fo:text-align="start" style:justify-single-word="false"/>
      <style:text-properties fo:font-size="12pt" officeooo:paragraph-rsid="001eb55a"/>
    </style:style>
    <style:style style:name="P5" style:family="paragraph" style:parent-style-name="Standard">
      <style:paragraph-properties fo:line-height="200%" fo:text-align="start" style:justify-single-word="false"/>
      <style:text-properties fo:font-size="12pt" fo:font-weight="bold" officeooo:paragraph-rsid="001eb55a" style:font-weight-asian="bold" style:font-weight-complex="bold"/>
    </style:style>
    <style:style style:name="P6" style:family="paragraph" style:parent-style-name="Standard">
      <style:paragraph-properties fo:line-height="200%" fo:text-align="start" style:justify-single-word="false"/>
      <style:text-properties fo:font-size="12pt" fo:font-weight="bold" officeooo:rsid="001eb55a" officeooo:paragraph-rsid="001eb55a" style:font-size-asian="10.5pt" style:font-weight-asian="bold" style:font-size-complex="12pt" style:font-weight-complex="bold"/>
    </style:style>
    <style:style style:name="P7" style:family="paragraph" style:parent-style-name="Standard">
      <style:paragraph-properties fo:line-height="200%" fo:text-align="start" style:justify-single-word="false"/>
      <style:text-properties fo:font-size="12pt" fo:font-weight="normal" officeooo:rsid="001eb55a" officeooo:paragraph-rsid="00204044" style:font-size-asian="10.5pt" style:font-weight-asian="normal" style:font-size-complex="12pt" style:font-weight-complex="normal"/>
    </style:style>
    <style:style style:name="P8" style:family="paragraph" style:parent-style-name="Standard">
      <style:paragraph-properties fo:line-height="200%" fo:text-align="start" style:justify-single-word="false"/>
      <style:text-properties fo:font-size="12pt" fo:font-weight="normal" officeooo:rsid="00204044" officeooo:paragraph-rsid="00204044" style:font-size-asian="10.5pt" style:font-weight-asian="normal" style:font-size-complex="12pt" style:font-weight-complex="normal"/>
    </style:style>
    <style:style style:name="P9" style:family="paragraph" style:parent-style-name="Standard">
      <style:text-properties style:font-name="serif" fo:font-size="15pt"/>
    </style:style>
    <style:style style:name="P10" style:family="paragraph" style:parent-style-name="Standard">
      <style:paragraph-properties fo:line-height="200%" fo:text-align="start" style:justify-single-word="false"/>
      <style:text-properties style:font-name="Times New Roman" fo:font-size="12pt" fo:font-weight="bold" officeooo:paragraph-rsid="001eb55a" style:font-size-asian="12pt" style:font-weight-asian="bold" style:font-size-complex="12pt" style:font-weight-complex="bold"/>
    </style:style>
    <style:style style:name="P11" style:family="paragraph" style:parent-style-name="Standard">
      <style:paragraph-properties fo:line-height="200%" fo:text-align="start" style:justify-single-word="false"/>
      <style:text-properties style:font-name="Times New Roman" fo:font-size="12pt" officeooo:rsid="00204044" officeooo:paragraph-rsid="00204044" style:font-size-asian="10.5pt" style:font-size-complex="12pt"/>
    </style:style>
    <style:style style:name="T1" style:family="text">
      <style:text-properties officeooo:rsid="001eb55a"/>
    </style:style>
    <style:style style:name="T2" style:family="text">
      <style:text-properties officeooo:rsid="001eb55a" style:font-size-asian="10.5pt" style:font-size-complex="12pt"/>
    </style:style>
    <style:style style:name="T3" style:family="text">
      <style:text-properties style:font-name="Times New Roman" style:font-size-asian="12pt" style:font-size-complex="12pt"/>
    </style:style>
    <style:style style:name="T4" style:family="text">
      <style:text-properties officeooo:rsid="00204044"/>
    </style:style>
    <style:style style:name="T5" style:family="text">
      <style:text-properties officeooo:rsid="00215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ataldo <text:s text:c="125"/>CIS 421</text:p>
      <text:p text:style-name="P1">10/24/2016 <text:s text:c="123"/>Dr. Grabowski</text:p>
      <text:p text:style-name="P2">Program 3: A* Search – Traveling in Middle-Earth</text:p>
      <text:p text:style-name="P4"><text:span text:style-name="T2"><text:s text:c="5"/>For the step one I used a simple heuristic that used only the distances. My g value was calculated using the following formula for run #1: </text:span></text:p>
      <text:p text:style-name="P5"><text:span text:style-name="T3">g = (distance from the parent node to the current node) + (distance from start to parent node.)</text:span></text:p>
      <text:p text:style-name="P3">My h value was calculated with the following formula for run #1:</text:p>
      <text:p text:style-name="P10"><text:span text:style-name="T1">h = </text:span>estimated distance from current node to the goal nod<text:span text:style-name="T1">e</text:span></text:p>
      <text:p text:style-name="P3">For step two, (runs 2 and 3) I used the following formula to calculate g:</text:p>
      <text:p text:style-name="P6">g = (distance from start to parent node) + (distance from parent node to the current node * distance weight) + (the edge being traversed risk level * risk weight) + (the edge's road quality * quality weight)</text:p>
      <text:p text:style-name="P8">Run 1 yielded the following path: Blue_Mountains, Lake_Evendim, Fornost, Rivendell, Caradhras, Carrock, Esgaroth, Iron_Hills, with F = 1255.0</text:p>
      <text:p text:style-name="P7">In run 2, I chose the following weights: quality weight = .1, risk weight = 10, distance weight = 2. <text:span text:style-name="T4">The run resulted in the following path: <text:s/>Blue_Mountains, Lake_Evendim, Fornost, Rivendell, North_Pass, Carrock, Esgaroth, Iron_Hills, with F = 3981.6000000000004</text:span></text:p>
      <text:p text:style-name="P7">In run 3, I chose the following weights: quality weight = 10, risk weight = 3, distance weight = .1. <text:span text:style-name="T4">The run resulted in the following path: Blue_Mountains, Grey_Havens, Sarn_Ford, Rivendell, Caradhras, Gladden_Fields, Esgaroth, Iron_Hills, with F = 4116.5</text:span></text:p>
      <text:p text:style-name="P11"><text:s text:c="5"/>I found that altering the heuristics did end up changing my path but not all that drastically. Changing from a path using only distances to a path factoring using the weights described in run 2, resulted in a change in my path where I went to North Pass out of Rivendell instead of heading to Caradhras. This is because my heuristic will always favor low numbers and multiplying the poor road qualities by .1 still yields a small number. Using the weights in this manner still favored short paths but also favored roads <text:soft-page-break/>with worse road quality. In run number 3, <text:span text:style-name="T5">the heuristic favored short paths along with high quality roads which is why the path ended up the way that it did.</text:span></text:p>
      <text:p text:style-name="P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ldo</meta:initial-creator>
    <meta:creation-date>2016-10-24T19:16:07.960857772</meta:creation-date>
    <dc:date>2016-10-24T19:50:46.035325397</dc:date>
    <dc:creator>Michael Cataldo</dc:creator>
    <meta:editing-duration>PT16M37S</meta:editing-duration>
    <meta:editing-cycles>2</meta:editing-cycles>
    <meta:generator>LibreOffice/4.4.7.2$Linux_X86_64 LibreOffice_project/40m0$Build-2</meta:generator>
    <meta:document-statistic meta:table-count="0" meta:image-count="0" meta:object-count="0" meta:page-count="2" meta:paragraph-count="13" meta:word-count="353" meta:character-count="2324" meta:non-whitespace-character-count="1723"/>
  </office:meta>
</office:document-meta>
</file>